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>
      <style:table-cell-properties fo:border-bottom="none" fo:border-left="0.99pt solid #000000" fo:border-right="none" fo:border-top="none"/>
    </style:style>
    <style:style style:name="ce10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>
      <style:table-cell-properties fo:border-bottom="none" fo:border-left="none" fo:border-right="none" fo:border-top="0.99pt solid #000000"/>
    </style:style>
    <style:style style:name="ce15" style:family="table-cell" style:parent-style-name="Pivot_20_Table_20_Value">
      <style:table-cell-properties fo:border-bottom="0.99pt solid #000000" fo:border-left="none" fo:border-right="none" fo:border-top="none"/>
    </style:style>
    <style:style style:name="ce16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17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18" style:family="table-cell" style:parent-style-name="Pivot_20_Table_20_Value">
      <style:table-cell-properties fo:border-bottom="none" fo:border-left="none" fo:border-right="0.99pt solid #000000" fo:border-top="none"/>
    </style:style>
    <style:style style:name="ce19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0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2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2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3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24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25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26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50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51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2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53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54" style:family="table-cell" style:parent-style-name="Pivot_20_Table_20_Field">
      <style:table-cell-properties fo:border="0.99pt solid #000000"/>
    </style:style>
    <style:style style:name="ce55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56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57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58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59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60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61" style:family="table-cell" style:parent-style-name="Pivot_20_Table_20_Category" style:data-style-name="N0"/>
    <style:style style:name="ce62" style:family="table-cell" style:parent-style-name="Pivot_20_Table_20_Corner">
      <style:table-cell-properties fo:border-bottom="none" fo:border-left="none" fo:border-right="none" fo:border-top="2.01pt solid #000000"/>
    </style:style>
    <style:style style:name="ce63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64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65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 office:value-type="string" calcext:value-type="string">
            <text:p>あ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い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う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え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お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か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き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く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け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こ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さ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し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す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せ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そ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た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ち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つ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て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と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</table:table-row>
      </table:table>
      <table:table table:name="ピボットテーブル_Sheet1_1" table:style-name="ta1">
        <table:table-column table:style-name="co1" table:default-cell-style-name="ce4"/>
        <table:table-column table:style-name="co1" table:default-cell-style-name="ce9"/>
        <table:table-column table:style-name="co1" table:number-columns-repeated="4" table:default-cell-style-name="Pivot_20_Table_20_Value"/>
        <table:table-column table:style-name="co1" table:default-cell-style-name="ce18"/>
        <table:table-column table:style-name="co1" table:default-cell-style-name="ce24"/>
        <table:table-row table:style-name="ro1">
          <table:table-cell table:style-name="ce1" office:value-type="string" calcext:value-type="string">
            <text:p>合計 - Price</text:p>
          </table:table-cell>
          <table:table-cell table:style-name="ce6" office:value-type="string" calcext:value-type="string">
            <text:p>Class</text:p>
          </table:table-cell>
          <table:table-cell table:style-name="ce12" table:number-columns-repeated="5"/>
          <table:table-cell table:style-name="ce21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7" office:value-type="string" calcext:value-type="string">
            <text:p>A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Z</text:p>
          </table:table-cell>
          <table:table-cell table:style-name="ce22" office:value-type="string" calcext:value-type="string">
            <text:p>合計 結果</text:p>
          </table:table-cell>
        </table:table-row>
        <table:table-row table:style-name="ro1">
          <table:table-cell table:style-name="ce3" office:value-type="string" calcext:value-type="string">
            <text:p>あ</text:p>
          </table:table-cell>
          <table:table-cell table:style-name="ce8" office:value-type="float" office:value="10" calcext:value-type="float">
            <text:p>10</text:p>
          </table:table-cell>
          <table:table-cell table:style-name="ce14" table:number-columns-repeated="4"/>
          <table:table-cell table:style-name="ce17"/>
          <table:table-cell table:style-name="ce2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い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う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え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お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か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き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く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け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こ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さ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し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す</text:p>
          </table:table-cell>
          <table:table-cell table:number-columns-repeated="5"/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せ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そ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た</text:p>
          </table:table-cell>
          <table:table-cell table:number-columns-repeated="5"/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ち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つ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て</text:p>
          </table:table-cell>
          <table:table-cell table:number-columns-repeated="5"/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と</text:p>
          </table:table-cell>
          <table:table-cell table:style-name="ce10"/>
          <table:table-cell table:style-name="ce15" table:number-columns-repeated="2"/>
          <table:table-cell table:style-name="ce15" office:value-type="float" office:value="29" calcext:value-type="float">
            <text:p>29</text:p>
          </table:table-cell>
          <table:table-cell table:style-name="ce15"/>
          <table:table-cell table:style-name="ce19"/>
          <table:table-cell table:style-name="ce25" office:value-type="float" office:value="29" calcext:value-type="float">
            <text:p>29</text:p>
          </table:table-cell>
        </table:table-row>
        <table:table-row table:style-name="ro1">
          <table:table-cell table:style-name="ce5" office:value-type="string" calcext:value-type="string">
            <text:p>合計 結果</text:p>
          </table:table-cell>
          <table:table-cell table:style-name="ce11" office:value-type="float" office:value="58" calcext:value-type="float">
            <text:p>58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72" calcext:value-type="float">
            <text:p>72</text:p>
          </table:table-cell>
          <table:table-cell table:style-name="ce20" office:value-type="float" office:value="75" calcext:value-type="float">
            <text:p>75</text:p>
          </table:table-cell>
          <table:table-cell table:style-name="ce26" office:value-type="float" office:value="390" calcext:value-type="float">
            <text:p>390</text:p>
          </table:table-cell>
        </table:table-row>
      </table:table>
      <table:table table:name="ピボットテーブル_Sheet1_1_2" table:style-name="ta1">
        <table:table-column table:style-name="co1" table:default-cell-style-name="ce4"/>
        <table:table-column table:style-name="co1" table:default-cell-style-name="ce56"/>
        <table:table-column table:style-name="co1" table:default-cell-style-name="ce9"/>
        <table:table-column table:style-name="co1" table:number-columns-repeated="4" table:default-cell-style-name="Pivot_20_Table_20_Value"/>
        <table:table-column table:style-name="co1" table:default-cell-style-name="ce18"/>
        <table:table-column table:style-name="co1" table:default-cell-style-name="ce24"/>
        <table:table-row table:style-name="ro1">
          <table:table-cell table:style-name="ce50" office:value-type="string" calcext:value-type="string">
            <text:p>合計 - Price</text:p>
          </table:table-cell>
          <table:table-cell table:style-name="ce53"/>
          <table:table-cell table:style-name="ce6" office:value-type="string" calcext:value-type="string">
            <text:p>Class</text:p>
          </table:table-cell>
          <table:table-cell table:style-name="ce12" table:number-columns-repeated="5"/>
          <table:table-cell table:style-name="ce21"/>
        </table:table-row>
        <table:table-row table:style-name="ro1">
          <table:table-cell table:style-name="ce2" office:value-type="string" calcext:value-type="string">
            <text:p>Name2</text:p>
          </table:table-cell>
          <table:table-cell table:style-name="ce54" office:value-type="string" calcext:value-type="string">
            <text:p>Name</text:p>
          </table:table-cell>
          <table:table-cell table:style-name="ce7" office:value-type="string" calcext:value-type="string">
            <text:p>A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Z</text:p>
          </table:table-cell>
          <table:table-cell table:style-name="ce22" office:value-type="string" calcext:value-type="string">
            <text:p>合計 結果</text:p>
          </table:table-cell>
        </table:table-row>
        <table:table-row table:style-name="ro1">
          <table:table-cell table:style-name="ce3" office:value-type="string" calcext:value-type="string">
            <text:p>あ行</text:p>
          </table:table-cell>
          <table:table-cell table:style-name="ce55" office:value-type="string" calcext:value-type="string">
            <text:p>あ</text:p>
          </table:table-cell>
          <table:table-cell table:style-name="ce8" office:value-type="float" office:value="10" calcext:value-type="float">
            <text:p>10</text:p>
          </table:table-cell>
          <table:table-cell table:style-name="ce14" table:number-columns-repeated="4"/>
          <table:table-cell table:style-name="ce17"/>
          <table:table-cell table:style-name="ce23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い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う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え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1"/>
          <table:table-cell table:style-name="ce57" office:value-type="string" calcext:value-type="string">
            <text:p>お</text:p>
          </table:table-cell>
          <table:table-cell table:style-name="ce10"/>
          <table:table-cell table:style-name="ce15" office:value-type="float" office:value="14" calcext:value-type="float">
            <text:p>14</text:p>
          </table:table-cell>
          <table:table-cell table:style-name="ce15" table:number-columns-repeated="3"/>
          <table:table-cell table:style-name="ce19"/>
          <table:table-cell table:style-name="ce25"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か行</text:p>
          </table:table-cell>
          <table:table-cell table:style-name="ce55" office:value-type="string" calcext:value-type="string">
            <text:p>か</text:p>
          </table:table-cell>
          <table:table-cell table:style-name="ce14" table:number-columns-repeated="2"/>
          <table:table-cell table:style-name="ce14" office:value-type="float" office:value="15" calcext:value-type="float">
            <text:p>15</text:p>
          </table:table-cell>
          <table:table-cell table:style-name="ce14" table:number-columns-repeated="3"/>
          <table:table-cell table:style-name="ce23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き</text:p>
          </table:table-cell>
          <table:table-cell table:style-name="Pivot_20_Table_20_Value" office:value-type="float" office:value="16" calcext:value-type="float">
            <text:p>16</text:p>
          </table:table-cell>
          <table:table-cell table:number-columns-repeated="4"/>
          <table:table-cell table:style-name="Pivot_20_Table_20_Value"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く</text:p>
          </table:table-cell>
          <table:table-cell table:style-name="Pivot_20_Table_20_Value"/>
          <table:table-cell office:value-type="float" office:value="17" calcext:value-type="float">
            <text:p>17</text:p>
          </table:table-cell>
          <table:table-cell table:number-columns-repeated="3"/>
          <table:table-cell table:style-name="Pivot_20_Table_20_Value"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け</text:p>
          </table:table-cell>
          <table:table-cell table:style-name="Pivot_20_Table_20_Value"/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table:style-name="Pivot_20_Table_20_Value"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51"/>
          <table:table-cell table:style-name="ce57" office:value-type="string" calcext:value-type="string">
            <text:p>こ</text:p>
          </table:table-cell>
          <table:table-cell table:style-name="ce15" office:value-type="float" office:value="19" calcext:value-type="float">
            <text:p>19</text:p>
          </table:table-cell>
          <table:table-cell table:style-name="ce15" table:number-columns-repeated="5"/>
          <table:table-cell table:style-name="ce25" office:value-type="float" office:value="19" calcext:value-type="float">
            <text:p>19</text:p>
          </table:table-cell>
        </table:table-row>
        <table:table-row table:style-name="ro1">
          <table:table-cell table:style-name="ce3" office:value-type="string" calcext:value-type="string">
            <text:p>さ行</text:p>
          </table:table-cell>
          <table:table-cell table:style-name="ce55" office:value-type="string" calcext:value-type="string">
            <text:p>さ</text:p>
          </table:table-cell>
          <table:table-cell table:style-name="ce8"/>
          <table:table-cell table:style-name="ce14" table:number-columns-repeated="2"/>
          <table:table-cell table:style-name="ce14" office:value-type="float" office:value="20" calcext:value-type="float">
            <text:p>20</text:p>
          </table:table-cell>
          <table:table-cell table:style-name="ce14"/>
          <table:table-cell table:style-name="ce17"/>
          <table:table-cell table:style-name="ce23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し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す</text:p>
          </table:table-cell>
          <table:table-cell table:number-columns-repeated="5"/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せ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51"/>
          <table:table-cell table:style-name="ce57" office:value-type="string" calcext:value-type="string">
            <text:p>そ</text:p>
          </table:table-cell>
          <table:table-cell table:style-name="ce10"/>
          <table:table-cell table:style-name="ce15" table:number-columns-repeated="3"/>
          <table:table-cell table:style-name="ce15" office:value-type="float" office:value="24" calcext:value-type="float">
            <text:p>24</text:p>
          </table:table-cell>
          <table:table-cell table:style-name="ce19"/>
          <table:table-cell table:style-name="ce25" office:value-type="float" office:value="24" calcext:value-type="float">
            <text:p>24</text:p>
          </table:table-cell>
        </table:table-row>
        <table:table-row table:style-name="ro1">
          <table:table-cell table:style-name="ce3" office:value-type="string" calcext:value-type="string">
            <text:p>た行</text:p>
          </table:table-cell>
          <table:table-cell table:style-name="ce55" office:value-type="string" calcext:value-type="string">
            <text:p>た</text:p>
          </table:table-cell>
          <table:table-cell table:style-name="ce14" table:number-columns-repeated="5"/>
          <table:table-cell table:style-name="ce14" office:value-type="float" office:value="25" calcext:value-type="float">
            <text:p>25</text:p>
          </table:table-cell>
          <table:table-cell table:style-name="ce23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ち</text:p>
          </table:table-cell>
          <table:table-cell table:style-name="Pivot_20_Table_20_Value"/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table:style-name="Pivot_20_Table_20_Value"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つ</text:p>
          </table:table-cell>
          <table:table-cell table:style-name="Pivot_20_Table_20_Value"/>
          <table:table-cell table:number-columns-repeated="3"/>
          <table:table-cell office:value-type="float" office:value="27" calcext:value-type="float">
            <text:p>27</text:p>
          </table:table-cell>
          <table:table-cell table:style-name="Pivot_20_Table_20_Value"/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て</text:p>
          </table:table-cell>
          <table:table-cell table:style-name="Pivot_20_Table_20_Value"/>
          <table:table-cell table:number-columns-repeated="4"/>
          <table:table-cell table:style-name="Pivot_20_Table_20_Value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51"/>
          <table:table-cell table:style-name="ce57" office:value-type="string" calcext:value-type="string">
            <text:p>と</text:p>
          </table:table-cell>
          <table:table-cell table:style-name="ce15" table:number-columns-repeated="3"/>
          <table:table-cell table:style-name="ce15" office:value-type="float" office:value="29" calcext:value-type="float">
            <text:p>29</text:p>
          </table:table-cell>
          <table:table-cell table:style-name="ce15" table:number-columns-repeated="2"/>
          <table:table-cell table:style-name="ce25" office:value-type="float" office:value="29" calcext:value-type="float">
            <text:p>29</text:p>
          </table:table-cell>
        </table:table-row>
        <table:table-row table:style-name="ro1">
          <table:table-cell table:style-name="ce52" office:value-type="string" calcext:value-type="string">
            <text:p>合計 結果</text:p>
          </table:table-cell>
          <table:table-cell table:style-name="ce58"/>
          <table:table-cell table:style-name="ce11" office:value-type="float" office:value="58" calcext:value-type="float">
            <text:p>58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72" calcext:value-type="float">
            <text:p>72</text:p>
          </table:table-cell>
          <table:table-cell table:style-name="ce20" office:value-type="float" office:value="75" calcext:value-type="float">
            <text:p>75</text:p>
          </table:table-cell>
          <table:table-cell table:style-name="ce26" office:value-type="float" office:value="390" calcext:value-type="float">
            <text:p>390</text:p>
          </table:table-cell>
        </table:table-row>
      </table:table>
      <table:table table:name="ピボットテーブル_Sheet1_1_2_2" table:style-name="ta1">
        <table:table-column table:style-name="co1" table:default-cell-style-name="ce4"/>
        <table:table-column table:style-name="co1" table:default-cell-style-name="ce9"/>
        <table:table-column table:style-name="co1" table:number-columns-repeated="4" table:default-cell-style-name="Pivot_20_Table_20_Value"/>
        <table:table-column table:style-name="co1" table:default-cell-style-name="ce18"/>
        <table:table-column table:style-name="co1" table:default-cell-style-name="ce24"/>
        <table:table-row table:style-name="ro1">
          <table:table-cell table:style-name="ce1" office:value-type="string" calcext:value-type="string">
            <text:p>合計 - Price</text:p>
          </table:table-cell>
          <table:table-cell table:style-name="ce6" office:value-type="string" calcext:value-type="string">
            <text:p>Class</text:p>
          </table:table-cell>
          <table:table-cell table:style-name="ce12" table:number-columns-repeated="5"/>
          <table:table-cell table:style-name="ce21"/>
        </table:table-row>
        <table:table-row table:style-name="ro1">
          <table:table-cell table:style-name="ce2" office:value-type="string" calcext:value-type="string">
            <text:p>Name2</text:p>
          </table:table-cell>
          <table:table-cell table:style-name="ce7" office:value-type="string" calcext:value-type="string">
            <text:p>A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Z</text:p>
          </table:table-cell>
          <table:table-cell table:style-name="ce22" office:value-type="string" calcext:value-type="string">
            <text:p>合計 結果</text:p>
          </table:table-cell>
        </table:table-row>
        <table:table-row table:style-name="ro1">
          <table:table-cell table:style-name="ce3" office:value-type="string" calcext:value-type="string">
            <text:p>あ行</text:p>
          </table:table-cell>
          <table:table-cell table:style-name="ce8" office:value-type="float" office:value="23" calcext:value-type="float">
            <text:p>23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2" calcext:value-type="float">
            <text:p>12</text:p>
          </table:table-cell>
          <table:table-cell table:style-name="ce14" table:number-columns-repeated="2"/>
          <table:table-cell table:style-name="ce17"/>
          <table:table-cell table:style-name="ce23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た行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さ行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か行</text:p>
          </table:table-cell>
          <table:table-cell table:style-name="ce10" office:value-type="float" office:value="35" calcext:value-type="float">
            <text:p>35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33" calcext:value-type="float">
            <text:p>33</text:p>
          </table:table-cell>
          <table:table-cell table:style-name="ce15" table:number-columns-repeated="2"/>
          <table:table-cell table:style-name="ce19"/>
          <table:table-cell table:style-name="ce25" office:value-type="float" office:value="85" calcext:value-type="float">
            <text:p>85</text:p>
          </table:table-cell>
        </table:table-row>
        <table:table-row table:style-name="ro1">
          <table:table-cell table:style-name="ce5" office:value-type="string" calcext:value-type="string">
            <text:p>合計 結果</text:p>
          </table:table-cell>
          <table:table-cell table:style-name="ce11" office:value-type="float" office:value="58" calcext:value-type="float">
            <text:p>58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72" calcext:value-type="float">
            <text:p>72</text:p>
          </table:table-cell>
          <table:table-cell table:style-name="ce20" office:value-type="float" office:value="75" calcext:value-type="float">
            <text:p>75</text:p>
          </table:table-cell>
          <table:table-cell table:style-name="ce26" office:value-type="float" office:value="390" calcext:value-type="float">
            <text:p>390</text:p>
          </table:table-cell>
        </table:table-row>
      </table:table>
      <table:table table:name="ピボットテーブル_Sheet1_1_3" table:style-name="ta1">
        <table:table-column table:style-name="co1" table:default-cell-style-name="ce4"/>
        <table:table-column table:style-name="co1" table:default-cell-style-name="ce9"/>
        <table:table-column table:style-name="co1" table:default-cell-style-name="Pivot_20_Table_20_Value"/>
        <table:table-column table:style-name="co1" table:default-cell-style-name="ce18"/>
        <table:table-column table:style-name="co1" table:number-columns-repeated="3" table:default-cell-style-name="Pivot_20_Table_20_Value"/>
        <table:table-column table:style-name="co1" table:default-cell-style-name="ce24"/>
        <table:table-row table:style-name="ro1">
          <table:table-cell table:style-name="ce1" office:value-type="string" calcext:value-type="string">
            <text:p>合計 - Price</text:p>
          </table:table-cell>
          <table:table-cell table:style-name="ce6" office:value-type="string" calcext:value-type="string">
            <text:p>Class2</text:p>
          </table:table-cell>
          <table:table-cell table:style-name="ce6" office:value-type="string" calcext:value-type="string">
            <text:p>Class</text:p>
          </table:table-cell>
          <table:table-cell table:style-name="ce62" table:number-columns-repeated="4"/>
          <table:table-cell table:style-name="ce63"/>
        </table:table-row>
        <table:table-row table:style-name="ro1">
          <table:table-cell table:style-name="ce59"/>
          <table:table-cell table:style-name="ce60" office:value-type="string" calcext:value-type="string">
            <text:p>ABC</text:p>
          </table:table-cell>
          <table:table-cell table:style-name="ce61" table:number-columns-repeated="2"/>
          <table:table-cell table:style-name="ce61" office:value-type="string" calcext:value-type="string">
            <text:p>XYZ</text:p>
          </table:table-cell>
          <table:table-cell table:style-name="ce61" table:number-columns-repeated="2"/>
          <table:table-cell table:style-name="ce64" office:value-type="string" calcext:value-type="string">
            <text:p>合計 結果</text:p>
          </table:table-cell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7" office:value-type="string" calcext:value-type="string">
            <text:p>A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Z</text:p>
          </table:table-cell>
          <table:table-cell table:style-name="ce65"/>
        </table:table-row>
        <table:table-row table:style-name="ro1">
          <table:table-cell table:style-name="ce3" office:value-type="string" calcext:value-type="string">
            <text:p>あ</text:p>
          </table:table-cell>
          <table:table-cell table:style-name="ce8" office:value-type="float" office:value="10" calcext:value-type="float">
            <text:p>10</text:p>
          </table:table-cell>
          <table:table-cell table:style-name="ce14"/>
          <table:table-cell table:style-name="ce17"/>
          <table:table-cell table:number-columns-repeated="3"/>
          <table:table-cell table:style-name="ce2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い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う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え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お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か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き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く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け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こ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さ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し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す</text:p>
          </table:table-cell>
          <table:table-cell table:number-columns-repeated="5"/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せ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そ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た</text:p>
          </table:table-cell>
          <table:table-cell table:number-columns-repeated="5"/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ち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つ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て</text:p>
          </table:table-cell>
          <table:table-cell table:number-columns-repeated="5"/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と</text:p>
          </table:table-cell>
          <table:table-cell table:style-name="ce10"/>
          <table:table-cell table:style-name="ce15"/>
          <table:table-cell table:style-name="ce19"/>
          <table:table-cell office:value-type="float" office:value="29" calcext:value-type="float">
            <text:p>29</text:p>
          </table:table-cell>
          <table:table-cell table:number-columns-repeated="2"/>
          <table:table-cell table:style-name="ce25" office:value-type="float" office:value="29" calcext:value-type="float">
            <text:p>29</text:p>
          </table:table-cell>
        </table:table-row>
        <table:table-row table:style-name="ro1">
          <table:table-cell table:style-name="ce5" office:value-type="string" calcext:value-type="string">
            <text:p>合計 結果</text:p>
          </table:table-cell>
          <table:table-cell table:style-name="ce11" office:value-type="float" office:value="58" calcext:value-type="float">
            <text:p>58</text:p>
          </table:table-cell>
          <table:table-cell table:style-name="ce16" office:value-type="float" office:value="42" calcext:value-type="float">
            <text:p>42</text:p>
          </table:table-cell>
          <table:table-cell table:style-name="ce20" office:value-type="float" office:value="45" calcext:value-type="float">
            <text:p>45</text:p>
          </table:table-cell>
          <table:table-cell table:style-name="ce11" office:value-type="float" office:value="98" calcext:value-type="float">
            <text:p>98</text:p>
          </table:table-cell>
          <table:table-cell table:style-name="ce16" office:value-type="float" office:value="72" calcext:value-type="float">
            <text:p>72</text:p>
          </table:table-cell>
          <table:table-cell table:style-name="ce20" office:value-type="float" office:value="75" calcext:value-type="float">
            <text:p>75</text:p>
          </table:table-cell>
          <table:table-cell table:style-name="ce26" office:value-type="float" office:value="390" calcext:value-type="float">
            <text:p>390</text:p>
          </table:table-cell>
        </table:table-row>
      </table:table>
      <table:table table:name="ピボットテーブル_Sheet1_1_3_2" table:style-name="ta1">
        <table:table-column table:style-name="co1" table:default-cell-style-name="ce4"/>
        <table:table-column table:style-name="co1" table:default-cell-style-name="ce9"/>
        <table:table-column table:style-name="co1" table:default-cell-style-name="ce18"/>
        <table:table-column table:style-name="co1" table:default-cell-style-name="ce24"/>
        <table:table-row table:style-name="ro1">
          <table:table-cell table:style-name="ce1" office:value-type="string" calcext:value-type="string">
            <text:p>合計 - Price</text:p>
          </table:table-cell>
          <table:table-cell table:style-name="ce6" office:value-type="string" calcext:value-type="string">
            <text:p>Class2</text:p>
          </table:table-cell>
          <table:table-cell table:style-name="ce12"/>
          <table:table-cell table:style-name="ce21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7" office:value-type="string" calcext:value-type="string">
            <text:p>ABC</text:p>
          </table:table-cell>
          <table:table-cell table:style-name="ce13" office:value-type="string" calcext:value-type="string">
            <text:p>XYZ</text:p>
          </table:table-cell>
          <table:table-cell table:style-name="ce22" office:value-type="string" calcext:value-type="string">
            <text:p>合計 結果</text:p>
          </table:table-cell>
        </table:table-row>
        <table:table-row table:style-name="ro1">
          <table:table-cell table:style-name="ce3" office:value-type="string" calcext:value-type="string">
            <text:p>あ</text:p>
          </table:table-cell>
          <table:table-cell table:style-name="ce8" office:value-type="float" office:value="10" calcext:value-type="float">
            <text:p>10</text:p>
          </table:table-cell>
          <table:table-cell table:style-name="ce17"/>
          <table:table-cell table:style-name="ce2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い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う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え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お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か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き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く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け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こ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さ</text:p>
          </table:table-cell>
          <table:table-cell/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し</text:p>
          </table:table-cell>
          <table:table-cell/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す</text:p>
          </table:table-cell>
          <table:table-cell/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せ</text:p>
          </table:table-cell>
          <table:table-cell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そ</text:p>
          </table:table-cell>
          <table:table-cell/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た</text:p>
          </table:table-cell>
          <table:table-cell/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ち</text:p>
          </table:table-cell>
          <table:table-cell/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つ</text:p>
          </table:table-cell>
          <table:table-cell/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て</text:p>
          </table:table-cell>
          <table:table-cell/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と</text:p>
          </table:table-cell>
          <table:table-cell table:style-name="ce10"/>
          <table:table-cell table:style-name="ce19" office:value-type="float" office:value="29" calcext:value-type="float">
            <text:p>29</text:p>
          </table:table-cell>
          <table:table-cell table:style-name="ce25" office:value-type="float" office:value="29" calcext:value-type="float">
            <text:p>29</text:p>
          </table:table-cell>
        </table:table-row>
        <table:table-row table:style-name="ro1">
          <table:table-cell table:style-name="ce5" office:value-type="string" calcext:value-type="string">
            <text:p>合計 結果</text:p>
          </table:table-cell>
          <table:table-cell table:style-name="ce11" office:value-type="float" office:value="145" calcext:value-type="float">
            <text:p>145</text:p>
          </table:table-cell>
          <table:table-cell table:style-name="ce20" office:value-type="float" office:value="245" calcext:value-type="float">
            <text:p>245</text:p>
          </table:table-cell>
          <table:table-cell table:style-name="ce26" office:value-type="float" office:value="390" calcext:value-type="float">
            <text:p>390</text:p>
          </table:table-cell>
        </table:table-row>
      </table:table>
      <table:named-expressions/>
      <table:data-pilot-tables>
        <table:data-pilot-table table:name="DataPilot1" table:application-data="" table:target-range-address="ピボットテーブル_Sheet1_1.A1:ピボットテーブル_Sheet1_1.H23" table:buttons="ピボットテーブル_Sheet1_1.A2 ピボットテーブル_Sheet1_1.B1" table:show-filter-button="false" table:drill-down-on-double-click="false">
          <table:source-cell-range table:cell-range-address="Sheet1.A1:Sheet1.C21"/>
          <table:data-pilot-field table:source-field-name="Class" table:orientation="column" table:used-hierarchy="0" table:function="auto">
            <table:data-pilot-level table:show-empty="false" calcext:repeat-item-labels="false">
              <table:data-pilot-members>
                <table:data-pilot-member table:name="B" table:display="true" table:show-details="true"/>
                <table:data-pilot-member table:name="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ame" table:orientation="row" table:used-hierarchy="0" table:function="auto">
            <table:data-pilot-level table:show-empty="false" calcext:repeat-item-labels="false">
              <table:data-pilot-members>
                <table:data-pilot-member table:name="あ" table:display="true" table:show-details="true"/>
                <table:data-pilot-member table:name="い" table:display="true" table:show-details="true"/>
                <table:data-pilot-member table:name="う" table:display="true" table:show-details="true"/>
                <table:data-pilot-member table:name="え" table:display="true" table:show-details="true"/>
                <table:data-pilot-member table:name="お" table:display="true" table:show-details="true"/>
                <table:data-pilot-member table:name="か" table:display="true" table:show-details="true"/>
                <table:data-pilot-member table:name="き" table:display="true" table:show-details="true"/>
                <table:data-pilot-member table:name="く" table:display="true" table:show-details="true"/>
                <table:data-pilot-member table:name="け" table:display="true" table:show-details="true"/>
                <table:data-pilot-member table:name="こ" table:display="true" table:show-details="true"/>
                <table:data-pilot-member table:name="さ" table:display="true" table:show-details="true"/>
                <table:data-pilot-member table:name="し" table:display="true" table:show-details="true"/>
                <table:data-pilot-member table:name="す" table:display="true" table:show-details="true"/>
                <table:data-pilot-member table:name="せ" table:display="true" table:show-details="true"/>
                <table:data-pilot-member table:name="そ" table:display="true" table:show-details="true"/>
                <table:data-pilot-member table:name="た" table:display="true" table:show-details="true"/>
                <table:data-pilot-member table:name="ち" table:display="true" table:show-details="true"/>
                <table:data-pilot-member table:name="つ" table:display="true" table:show-details="true"/>
                <table:data-pilot-member table:name="て" table:display="true" table:show-details="true"/>
                <table:data-pilot-member table:name="と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ce" table:orientation="data" table:used-hierarchy="0" table:function="sum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ピボットテーブル_Sheet1_1_2.A1:ピボットテーブル_Sheet1_1_2.I23" table:buttons="ピボットテーブル_Sheet1_1_2.A2 ピボットテーブル_Sheet1_1_2.B2 ピボットテーブル_Sheet1_1_2.C1" table:show-filter-button="false" table:drill-down-on-double-click="false">
          <table:source-cell-range table:cell-range-address="Sheet1.A1:Sheet1.C21"/>
          <table:data-pilot-field table:source-field-name="Name2" table:orientation="row" table:used-hierarchy="-1" table:function="auto">
            <table:data-pilot-level calcext:repeat-item-labels="false">
              <table:data-pilot-members>
                <table:data-pilot-member table:name="あ行" table:display="true" table:show-details="true"/>
              </table:data-pilot-members>
            </table:data-pilot-level>
            <table:data-pilot-groups table:source-field-name="Name">
              <table:data-pilot-group table:name="あ行">
                <table:data-pilot-group-member table:name="お"/>
                <table:data-pilot-group-member table:name="え"/>
                <table:data-pilot-group-member table:name="う"/>
                <table:data-pilot-group-member table:name="あ"/>
                <table:data-pilot-group-member table:name="い"/>
              </table:data-pilot-group>
              <table:data-pilot-group table:name="か行">
                <table:data-pilot-group-member table:name="こ"/>
                <table:data-pilot-group-member table:name="け"/>
                <table:data-pilot-group-member table:name="く"/>
                <table:data-pilot-group-member table:name="か"/>
                <table:data-pilot-group-member table:name="き"/>
              </table:data-pilot-group>
              <table:data-pilot-group table:name="さ行">
                <table:data-pilot-group-member table:name="そ"/>
                <table:data-pilot-group-member table:name="せ"/>
                <table:data-pilot-group-member table:name="す"/>
                <table:data-pilot-group-member table:name="さ"/>
                <table:data-pilot-group-member table:name="し"/>
              </table:data-pilot-group>
              <table:data-pilot-group table:name="た行">
                <table:data-pilot-group-member table:name="つ"/>
                <table:data-pilot-group-member table:name="て"/>
                <table:data-pilot-group-member table:name="た"/>
                <table:data-pilot-group-member table:name="と"/>
                <table:data-pilot-group-member table:name="ち"/>
              </table:data-pilot-group>
            </table:data-pilot-groups>
          </table:data-pilot-field>
          <table:data-pilot-field table:source-field-name="Class" table:orientation="column" table:used-hierarchy="0" table:function="auto">
            <table:data-pilot-level table:show-empty="false" calcext:repeat-item-labels="false">
              <table:data-pilot-members>
                <table:data-pilot-member table:name="B" table:display="true" table:show-details="true"/>
                <table:data-pilot-member table:name="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ame" table:orientation="row" table:used-hierarchy="0" table:function="auto">
            <table:data-pilot-level table:show-empty="false" calcext:repeat-item-labels="false">
              <table:data-pilot-members>
                <table:data-pilot-member table:name="あ" table:display="true" table:show-details="true"/>
                <table:data-pilot-member table:name="い" table:display="true" table:show-details="true"/>
                <table:data-pilot-member table:name="う" table:display="true" table:show-details="true"/>
                <table:data-pilot-member table:name="え" table:display="true" table:show-details="true"/>
                <table:data-pilot-member table:name="お" table:display="true" table:show-details="true"/>
                <table:data-pilot-member table:name="か" table:display="true" table:show-details="true"/>
                <table:data-pilot-member table:name="き" table:display="true" table:show-details="true"/>
                <table:data-pilot-member table:name="く" table:display="true" table:show-details="true"/>
                <table:data-pilot-member table:name="け" table:display="true" table:show-details="true"/>
                <table:data-pilot-member table:name="こ" table:display="true" table:show-details="true"/>
                <table:data-pilot-member table:name="さ" table:display="true" table:show-details="true"/>
                <table:data-pilot-member table:name="し" table:display="true" table:show-details="true"/>
                <table:data-pilot-member table:name="す" table:display="true" table:show-details="true"/>
                <table:data-pilot-member table:name="せ" table:display="true" table:show-details="true"/>
                <table:data-pilot-member table:name="そ" table:display="true" table:show-details="true"/>
                <table:data-pilot-member table:name="た" table:display="true" table:show-details="true"/>
                <table:data-pilot-member table:name="ち" table:display="true" table:show-details="true"/>
                <table:data-pilot-member table:name="つ" table:display="true" table:show-details="true"/>
                <table:data-pilot-member table:name="て" table:display="true" table:show-details="true"/>
                <table:data-pilot-member table:name="と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ce" table:orientation="data" table:used-hierarchy="0" table:function="sum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ピボットテーブル_Sheet1_1_3.A1:ピボットテーブル_Sheet1_1_3.H24" table:buttons="ピボットテーブル_Sheet1_1_3.A3 ピボットテーブル_Sheet1_1_3.B1 ピボットテーブル_Sheet1_1_3.C1" table:show-filter-button="false" table:drill-down-on-double-click="false">
          <table:source-cell-range table:cell-range-address="Sheet1.A1:Sheet1.C21"/>
          <table:data-pilot-field table:source-field-name="Class2" table:orientation="column" table:used-hierarchy="-1" table:function="auto">
            <table:data-pilot-level calcext:repeat-item-labels="false">
              <table:data-pilot-members>
                <table:data-pilot-member table:name="ABC" table:display="true" table:show-details="true"/>
                <table:data-pilot-member table:name="XYZ" table:display="true" table:show-details="true"/>
              </table:data-pilot-members>
            </table:data-pilot-level>
            <table:data-pilot-groups table:source-field-name="Class">
              <table:data-pilot-group table:name="ABC">
                <table:data-pilot-group-member table:name="C"/>
                <table:data-pilot-group-member table:name="A"/>
                <table:data-pilot-group-member table:name="B"/>
              </table:data-pilot-group>
              <table:data-pilot-group table:name="XYZ">
                <table:data-pilot-group-member table:name="Z"/>
                <table:data-pilot-group-member table:name="X"/>
                <table:data-pilot-group-member table:name="Y"/>
              </table:data-pilot-group>
            </table:data-pilot-groups>
          </table:data-pilot-field>
          <table:data-pilot-field table:source-field-name="Class" table:orientation="column" table:used-hierarchy="0" table:function="auto">
            <table:data-pilot-level table:show-empty="false" calcext:repeat-item-labels="false">
              <table:data-pilot-members>
                <table:data-pilot-member table:name="B" table:display="true" table:show-details="true"/>
                <table:data-pilot-member table:name="C" table:display="true" table:show-details="true"/>
                <table:data-pilot-member table:name="A" table:display="true" table:show-details="true"/>
                <table:data-pilot-member table:name="X" table:display="true" table:show-details="true"/>
                <table:data-pilot-member table:name="Y" table:display="true" table:show-details="true"/>
                <table:data-pilot-member table:name="Z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ame" table:orientation="row" table:used-hierarchy="0" table:function="auto">
            <table:data-pilot-level table:show-empty="false" calcext:repeat-item-labels="false">
              <table:data-pilot-members>
                <table:data-pilot-member table:name="あ" table:display="true" table:show-details="true"/>
                <table:data-pilot-member table:name="い" table:display="true" table:show-details="true"/>
                <table:data-pilot-member table:name="う" table:display="true" table:show-details="true"/>
                <table:data-pilot-member table:name="え" table:display="true" table:show-details="true"/>
                <table:data-pilot-member table:name="お" table:display="true" table:show-details="true"/>
                <table:data-pilot-member table:name="か" table:display="true" table:show-details="true"/>
                <table:data-pilot-member table:name="き" table:display="true" table:show-details="true"/>
                <table:data-pilot-member table:name="く" table:display="true" table:show-details="true"/>
                <table:data-pilot-member table:name="け" table:display="true" table:show-details="true"/>
                <table:data-pilot-member table:name="こ" table:display="true" table:show-details="true"/>
                <table:data-pilot-member table:name="さ" table:display="true" table:show-details="true"/>
                <table:data-pilot-member table:name="し" table:display="true" table:show-details="true"/>
                <table:data-pilot-member table:name="す" table:display="true" table:show-details="true"/>
                <table:data-pilot-member table:name="せ" table:display="true" table:show-details="true"/>
                <table:data-pilot-member table:name="そ" table:display="true" table:show-details="true"/>
                <table:data-pilot-member table:name="た" table:display="true" table:show-details="true"/>
                <table:data-pilot-member table:name="ち" table:display="true" table:show-details="true"/>
                <table:data-pilot-member table:name="つ" table:display="true" table:show-details="true"/>
                <table:data-pilot-member table:name="て" table:display="true" table:show-details="true"/>
                <table:data-pilot-member table:name="と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ce" table:orientation="data" table:used-hierarchy="0" table:function="sum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ピボットテーブル_Sheet1_1_3_2.A1:ピボットテーブル_Sheet1_1_3_2.D23" table:buttons="ピボットテーブル_Sheet1_1_3_2.A2 ピボットテーブル_Sheet1_1_3_2.B1" table:show-filter-button="false" table:drill-down-on-double-click="false">
          <table:source-cell-range table:cell-range-address="Sheet1.A1:Sheet1.C21"/>
          <table:data-pilot-field table:source-field-name="Class2" table:orientation="column" table:used-hierarchy="-1" table:function="auto">
            <table:data-pilot-level calcext:repeat-item-labels="false">
              <table:data-pilot-members>
                <table:data-pilot-member table:name="ABC" table:display="true" table:show-details="false"/>
                <table:data-pilot-member table:name="XYZ" table:display="true" table:show-details="false"/>
              </table:data-pilot-members>
            </table:data-pilot-level>
            <table:data-pilot-groups table:source-field-name="Class">
              <table:data-pilot-group table:name="ABC">
                <table:data-pilot-group-member table:name="C"/>
                <table:data-pilot-group-member table:name="A"/>
                <table:data-pilot-group-member table:name="B"/>
              </table:data-pilot-group>
              <table:data-pilot-group table:name="XYZ">
                <table:data-pilot-group-member table:name="Z"/>
                <table:data-pilot-group-member table:name="X"/>
                <table:data-pilot-group-member table:name="Y"/>
              </table:data-pilot-group>
            </table:data-pilot-groups>
          </table:data-pilot-field>
          <table:data-pilot-field table:source-field-name="Class" table:orientation="column" table:used-hierarchy="0" table:function="auto">
            <table:data-pilot-level table:show-empty="false" calcext:repeat-item-labels="false">
              <table:data-pilot-members>
                <table:data-pilot-member table:name="B" table:display="true" table:show-details="true"/>
                <table:data-pilot-member table:name="C" table:display="true" table:show-details="true"/>
                <table:data-pilot-member table:name="A" table:display="true" table:show-details="true"/>
                <table:data-pilot-member table:name="X" table:display="true" table:show-details="true"/>
                <table:data-pilot-member table:name="Y" table:display="true" table:show-details="true"/>
                <table:data-pilot-member table:name="Z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ame" table:orientation="row" table:used-hierarchy="0" table:function="auto">
            <table:data-pilot-level table:show-empty="false" calcext:repeat-item-labels="false">
              <table:data-pilot-members>
                <table:data-pilot-member table:name="あ" table:display="true" table:show-details="true"/>
                <table:data-pilot-member table:name="い" table:display="true" table:show-details="true"/>
                <table:data-pilot-member table:name="う" table:display="true" table:show-details="true"/>
                <table:data-pilot-member table:name="え" table:display="true" table:show-details="true"/>
                <table:data-pilot-member table:name="お" table:display="true" table:show-details="true"/>
                <table:data-pilot-member table:name="か" table:display="true" table:show-details="true"/>
                <table:data-pilot-member table:name="き" table:display="true" table:show-details="true"/>
                <table:data-pilot-member table:name="く" table:display="true" table:show-details="true"/>
                <table:data-pilot-member table:name="け" table:display="true" table:show-details="true"/>
                <table:data-pilot-member table:name="こ" table:display="true" table:show-details="true"/>
                <table:data-pilot-member table:name="さ" table:display="true" table:show-details="true"/>
                <table:data-pilot-member table:name="し" table:display="true" table:show-details="true"/>
                <table:data-pilot-member table:name="す" table:display="true" table:show-details="true"/>
                <table:data-pilot-member table:name="せ" table:display="true" table:show-details="true"/>
                <table:data-pilot-member table:name="そ" table:display="true" table:show-details="true"/>
                <table:data-pilot-member table:name="た" table:display="true" table:show-details="true"/>
                <table:data-pilot-member table:name="ち" table:display="true" table:show-details="true"/>
                <table:data-pilot-member table:name="つ" table:display="true" table:show-details="true"/>
                <table:data-pilot-member table:name="て" table:display="true" table:show-details="true"/>
                <table:data-pilot-member table:name="と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ce" table:orientation="data" table:used-hierarchy="0" table:function="sum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ピボットテーブル_Sheet1_1_2_2.A1:ピボットテーブル_Sheet1_1_2_2.H7" table:buttons="ピボットテーブル_Sheet1_1_2_2.A2 ピボットテーブル_Sheet1_1_2_2.B1" table:show-filter-button="false" table:drill-down-on-double-click="false">
          <table:source-cell-range table:cell-range-address="Sheet1.A1:Sheet1.C21"/>
          <table:data-pilot-field table:source-field-name="Name2" table:orientation="row" table:used-hierarchy="-1" table:function="auto">
            <table:data-pilot-level calcext:repeat-item-labels="false">
              <table:data-pilot-members>
                <table:data-pilot-member table:name="あ行" table:display="true" table:show-details="false"/>
                <table:data-pilot-member table:name="た行" table:display="true" table:show-details="false"/>
                <table:data-pilot-member table:name="さ行" table:display="true" table:show-details="false"/>
                <table:data-pilot-member table:name="か行" table:display="true" table:show-details="false"/>
              </table:data-pilot-members>
            </table:data-pilot-level>
            <table:data-pilot-groups table:source-field-name="Name">
              <table:data-pilot-group table:name="あ行">
                <table:data-pilot-group-member table:name="お"/>
                <table:data-pilot-group-member table:name="え"/>
                <table:data-pilot-group-member table:name="う"/>
                <table:data-pilot-group-member table:name="あ"/>
                <table:data-pilot-group-member table:name="い"/>
              </table:data-pilot-group>
              <table:data-pilot-group table:name="か行">
                <table:data-pilot-group-member table:name="こ"/>
                <table:data-pilot-group-member table:name="け"/>
                <table:data-pilot-group-member table:name="く"/>
                <table:data-pilot-group-member table:name="か"/>
                <table:data-pilot-group-member table:name="き"/>
              </table:data-pilot-group>
              <table:data-pilot-group table:name="さ行">
                <table:data-pilot-group-member table:name="そ"/>
                <table:data-pilot-group-member table:name="せ"/>
                <table:data-pilot-group-member table:name="す"/>
                <table:data-pilot-group-member table:name="さ"/>
                <table:data-pilot-group-member table:name="し"/>
              </table:data-pilot-group>
              <table:data-pilot-group table:name="た行">
                <table:data-pilot-group-member table:name="つ"/>
                <table:data-pilot-group-member table:name="て"/>
                <table:data-pilot-group-member table:name="た"/>
                <table:data-pilot-group-member table:name="と"/>
                <table:data-pilot-group-member table:name="ち"/>
              </table:data-pilot-group>
            </table:data-pilot-groups>
          </table:data-pilot-field>
          <table:data-pilot-field table:source-field-name="Class" table:orientation="column" table:used-hierarchy="0" table:function="auto">
            <table:data-pilot-level table:show-empty="false" calcext:repeat-item-labels="false">
              <table:data-pilot-members>
                <table:data-pilot-member table:name="B" table:display="true" table:show-details="true"/>
                <table:data-pilot-member table:name="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ame" table:orientation="row" table:used-hierarchy="0" table:function="auto">
            <table:data-pilot-level table:show-empty="false" calcext:repeat-item-labels="false">
              <table:data-pilot-members>
                <table:data-pilot-member table:name="あ" table:display="true" table:show-details="true"/>
                <table:data-pilot-member table:name="い" table:display="true" table:show-details="true"/>
                <table:data-pilot-member table:name="う" table:display="true" table:show-details="true"/>
                <table:data-pilot-member table:name="え" table:display="true" table:show-details="true"/>
                <table:data-pilot-member table:name="お" table:display="true" table:show-details="true"/>
                <table:data-pilot-member table:name="か" table:display="true" table:show-details="true"/>
                <table:data-pilot-member table:name="き" table:display="true" table:show-details="true"/>
                <table:data-pilot-member table:name="く" table:display="true" table:show-details="true"/>
                <table:data-pilot-member table:name="け" table:display="true" table:show-details="true"/>
                <table:data-pilot-member table:name="こ" table:display="true" table:show-details="true"/>
                <table:data-pilot-member table:name="さ" table:display="true" table:show-details="true"/>
                <table:data-pilot-member table:name="し" table:display="true" table:show-details="true"/>
                <table:data-pilot-member table:name="す" table:display="true" table:show-details="true"/>
                <table:data-pilot-member table:name="せ" table:display="true" table:show-details="true"/>
                <table:data-pilot-member table:name="そ" table:display="true" table:show-details="true"/>
                <table:data-pilot-member table:name="た" table:display="true" table:show-details="true"/>
                <table:data-pilot-member table:name="ち" table:display="true" table:show-details="true"/>
                <table:data-pilot-member table:name="つ" table:display="true" table:show-details="true"/>
                <table:data-pilot-member table:name="て" table:display="true" table:show-details="true"/>
                <table:data-pilot-member table:name="と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ce" table:orientation="data" table:used-hierarchy="0" table:function="sum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00/00/00</text:date>, <text:time style:data-style-name="N2" text:time-value="19:55:51.78471436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17:59:49.336496632</meta:creation-date>
    <dc:date>2020-10-12T20:26:53.210410952</dc:date>
    <meta:editing-duration>PT26M15S</meta:editing-duration>
    <meta:editing-cycles>5</meta:editing-cycles>
    <meta:generator>LibreOffice/6.1.5.2$Linux_ARM_EABI LibreOffice_project/10$Build-2</meta:generator>
    <meta:document-statistic meta:table-count="6" meta:cell-count="413" meta:object-count="0"/>
  </office:meta>
</office:document-meta>
</file>